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ced" officeooo:paragraph-rsid="00009ced"/>
    </style:style>
    <style:style style:name="P2" style:family="paragraph" style:parent-style-name="Standard">
      <style:text-properties fo:font-size="20pt" officeooo:rsid="00009ced" officeooo:paragraph-rsid="00009ced" style:font-size-asian="17.5pt" style:font-size-complex="20pt"/>
    </style:style>
    <style:style style:name="P3" style:family="paragraph" style:parent-style-name="Standard">
      <style:text-properties fo:font-size="20pt" officeooo:rsid="0001d466" officeooo:paragraph-rsid="0001d466" style:font-size-asian="17.5pt" style:font-size-complex="20pt"/>
    </style:style>
    <style:style style:name="P4" style:family="paragraph" style:parent-style-name="Standard">
      <style:text-properties fo:font-size="12pt" officeooo:rsid="00009ced" officeooo:paragraph-rsid="00009ced" style:font-size-asian="10.5pt" style:font-size-complex="12pt"/>
    </style:style>
    <style:style style:name="P5" style:family="paragraph" style:parent-style-name="Standard" style:list-style-name="L1">
      <style:text-properties fo:font-size="12pt" officeooo:rsid="00009ced" officeooo:paragraph-rsid="00009ced" style:font-size-asian="10.5pt" style:font-size-complex="12pt"/>
    </style:style>
    <style:style style:name="P6" style:family="paragraph" style:parent-style-name="Standard" style:list-style-name="L2">
      <style:text-properties fo:font-size="12pt" officeooo:rsid="00009ced" officeooo:paragraph-rsid="0001d466" style:font-size-asian="10.5pt" style:font-size-complex="12pt"/>
    </style:style>
    <style:style style:name="P7" style:family="paragraph" style:parent-style-name="Standard">
      <style:text-properties fo:font-size="12pt" officeooo:rsid="00009ced" officeooo:paragraph-rsid="0001d466" style:font-size-asian="10.5pt" style:font-size-complex="12pt"/>
    </style:style>
    <style:style style:name="P8" style:family="paragraph" style:parent-style-name="Standard" style:list-style-name="L2">
      <style:text-properties fo:font-size="12pt" officeooo:rsid="0001d466" officeooo:paragraph-rsid="0001d466" style:font-size-asian="10.5pt" style:font-size-complex="12pt"/>
    </style:style>
    <style:style style:name="P9" style:family="paragraph" style:parent-style-name="Standard">
      <style:text-properties fo:font-size="40pt" officeooo:rsid="00009ced" officeooo:paragraph-rsid="00009ced" style:font-size-asian="40pt" style:font-size-complex="40pt"/>
    </style:style>
    <style:style style:name="T1" style:family="text">
      <style:text-properties officeooo:rsid="0001d466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3521f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r Guide:</text:p>
      <text:p text:style-name="P2"/>
      <text:p text:style-name="P1"><text:span text:style-name="T3">I</text:span><text:span text:style-name="T2">nstallation Instructions:</text:span></text:p>
      <text:p text:style-name="P4"/>
      <text:list xml:id="list8932789649271697923" text:style-name="L1">
        <text:list-item>
          <text:p text:style-name="P5">Android</text:p>
          <text:list>
            <text:list-item>
              <text:p text:style-name="P5">Installation</text:p>
              <text:list>
                <text:list-item>
                  <text:p text:style-name="P5">Get APK.</text:p>
                </text:list-item>
                <text:list-item>
                  <text:p text:style-name="P5">Install apk on <text:span text:style-name="T1">required</text:span> Android device.</text:p>
                </text:list-item>
              </text:list>
            </text:list-item>
          </text:list>
        </text:list-item>
      </text:list>
      <text:p text:style-name="P4"/>
      <text:p text:style-name="P2">Getting Started:</text:p>
      <text:p text:style-name="P4"/>
      <text:list xml:id="list2800536529190751666" text:style-name="L2">
        <text:list-item>
          <text:p text:style-name="P8">Creating required config files.</text:p>
          <text:list>
            <text:list-item>
              <text:p text:style-name="P8">Monitor Config Files:<text:tab/></text:p>
              <text:list>
                <text:list-item>
                  <text:p text:style-name="P8"/>
                </text:list-item>
              </text:list>
            </text:list-item>
            <text:list-item>
              <text:p text:style-name="P6">set up directory on SD card named logs</text:p>
            </text:list-item>
            <text:list-item>
              <text:p text:style-name="P6">set up directory on SD card named monitorInit</text:p>
              <text:list>
                <text:list-item>
                  <text:p text:style-name="P6">place required config files in monitorInit</text:p>
                  <text:list>
                    <text:list-item>
                      <text:p text:style-name="P6">automation.json</text:p>
                    </text:list-item>
                    <text:list-item>
                      <text:p text:style-name="P6">conjunct_mapping.my</text:p>
                    </text:list-item>
                    <text:list-item>
                      <text:p text:style-name="P6">initial_state.json</text:p>
                    </text:list-item>
                    <text:list-item>
                      <text:p text:style-name="P6">numPeers.txt</text:p>
                    </text:list-item>
                  </text:list>
                </text:list-item>
              </text:list>
            </text:list-item>
            <text:list-item>
              <text:p text:style-name="P6"><text:span text:style-name="T1">setup </text:span>the NFC activity</text:p>
              <text:list>
                <text:list-item>
                  <text:p text:style-name="P8">create nfc config files</text:p>
                  <text:list>
                    <text:list-item>
                      <text:p text:style-name="P8">nfc config files are a list of nfc uid's. </text:p>
                    </text:list-item>
                    <text:list-item>
                      <text:p text:style-name="P8">The ordering of the id's is the order in which the device will go to its destinations.</text:p>
                    </text:list-item>
                  </text:list>
                </text:list-item>
                <text:list-item>
                  <text:p text:style-name="P6">set up directory on SD card named nfcInit</text:p>
                  <text:list>
                    <text:list-item>
                      <text:p text:style-name="P6">place <text:span text:style-name="T1">destinationList in this folder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Holtrop</meta:initial-creator>
    <meta:creation-date>2015-02-27T12:12:09.576892053</meta:creation-date>
    <dc:date>2015-02-27T12:48:44.079446814</dc:date>
    <dc:creator>Evan Holtrop</dc:creator>
    <meta:editing-duration>PT6M14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3" meta:word-count="116" meta:character-count="631" meta:non-whitespace-character-count="555"/>
  </office:meta>
</office:document-meta>
</file>